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b4ca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0cb4ca"/>
    </style:style>
    <style:style style:name="P4" style:family="paragraph" style:parent-style-name="Standard">
      <style:paragraph-properties fo:text-align="start" style:justify-single-word="false"/>
      <style:text-properties officeooo:paragraph-rsid="000cb4ca"/>
    </style:style>
    <style:style style:name="P5" style:family="paragraph" style:parent-style-name="Standard">
      <style:paragraph-properties fo:text-align="center" style:justify-single-word="false"/>
      <style:text-properties officeooo:paragraph-rsid="000cb4ca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7" style:data-style-name="N0">7</text:variable-set>: Distance vs Time Graphs</text:p>
      <text:p text:style-name="P5"/>
      <text:list xml:id="list6595194515392110388" text:style-name="L1">
        <text:list-item>
          <text:p text:style-name="P2">Use the following data tables to make Distance vs Time graphs. <text:s/>Graph all three data <text:s/>sets on the same graph (use a sheet of Graph paper to do this. <text:s/>Staple it to this page.</text:p>
        </text:list-item>
      </text:list>
      <text:p text:style-name="P4"/>
      <text:p text:style-name="P4"><draw:frame draw:style-name="fr2" draw:name="Object1" text:anchor-type="paragraph" svg:width="3.6862in" svg:height="1.4472in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65604347143894" text:continue-numbering="true" text:style-name="L1">
        <text:list-item>
          <text:p text:style-name="P2">According to your graph, what is the average velocity of each of the cars?</text:p>
        </text:list-item>
      </text:list>
      <text:p text:style-name="P4"/>
      <text:p text:style-name="P4"/>
      <text:list xml:id="list65604440637982" text:continue-numbering="true" text:style-name="L1">
        <text:list-item>
          <text:p text:style-name="P2">Explain why the average velocity of car 2 is strange.</text:p>
        </text:list-item>
      </text:list>
      <text:p text:style-name="P4"/>
      <text:p text:style-name="P4"/>
      <text:list xml:id="list65605885501103" text:continue-numbering="true" text:style-name="L1">
        <text:list-item>
          <text:p text:style-name="P2">Which car(s) travels with constant velocity?</text:p>
        </text:list-item>
      </text:list>
      <text:p text:style-name="P4"/>
      <text:p text:style-name="P4"/>
      <text:list xml:id="list65604479991289" text:continue-numbering="true" text:style-name="L1">
        <text:list-item>
          <text:p text:style-name="P2">Which car(s) stops for at least two seconds?</text:p>
        </text:list-item>
      </text:list>
      <text:p text:style-name="P4"/>
      <text:p text:style-name="P4"/>
      <text:list xml:id="list65604935919698" text:continue-numbering="true" text:style-name="L1">
        <text:list-item>
          <text:p text:style-name="P2">Which car(s) go backwards? <text:s/>When does this take place? <text:s/></text:p>
        </text:list-item>
      </text:list>
      <text:p text:style-name="P4"/>
      <text:p text:style-name="P4"/>
      <text:list xml:id="list65605230914567" text:continue-numbering="true" text:style-name="L1">
        <text:list-item>
          <text:p text:style-name="P2">When does car 1 pass car 2? <text:s/></text:p>
        </text:list-item>
      </text:list>
      <text:p text:style-name="P4"/>
      <text:p text:style-name="P4"/>
      <text:list xml:id="list65604459536127" text:continue-numbering="true" text:style-name="L1">
        <text:list-item>
          <text:p text:style-name="P2">When does car 3 pass car 2?</text:p>
        </text:list-item>
      </text:list>
      <text:p text:style-name="P4"/>
      <text:p text:style-name="P4"/>
      <text:list xml:id="list65606078871763" text:continue-numbering="true" text:style-name="L1">
        <text:list-item>
          <text:p text:style-name="P2">Sketch a distance-vs-time graph of each of the following situations:</text:p>
        </text:list-item>
      </text:list>
      <text:section text:style-name="Sect1" text:name="Section1">
        <text:list xml:id="list65605512270113" text:continue-numbering="true" text:style-name="L1">
          <text:list-item>
            <text:list>
              <text:list-item>
                <text:p text:style-name="P2">A car starts at the origin, and moves forward at a constant velocity.</text:p>
              </text:list-item>
            </text:list>
          </text:list-item>
        </text:list>
        <text:p text:style-name="P4"/>
        <text:list xml:id="list65605238361285" text:continue-numbering="true" text:style-name="L1">
          <text:list-item>
            <text:list>
              <text:list-item>
                <text:p text:style-name="P2">A car starts at the origin, drives forward for 5 seconds, then stops.</text:p>
              </text:list-item>
            </text:list>
          </text:list-item>
        </text:list>
      </text:section>
      <text:p text:style-name="P4"><draw:g text:anchor-type="paragraph" draw:z-index="3" draw:style-name="gr1"><draw:line draw:style-name="gr2" draw:text-style-name="P6" svg:x1="1.1591in" svg:y1="0.1291in" svg:x2="1.1661in" svg:y2="0.9657in"><text:p/></draw:line><draw:line draw:style-name="gr2" draw:text-style-name="P6" svg:x1="2.448in" svg:y1="0.9807in" svg:x2="1.1591in" svg:y2="0.9654in"><text:p/></draw:line></draw:g><draw:g text:anchor-type="paragraph" draw:z-index="4" draw:style-name="gr1"><draw:line draw:style-name="gr2" draw:text-style-name="P6" svg:x1="4.5591in" svg:y1="0.1638in" svg:x2="4.5661in" svg:y2="1.0004in"><text:p/></draw:line><draw:line draw:style-name="gr2" draw:text-style-name="P6" svg:x1="5.848in" svg:y1="1.0154in" svg:x2="4.5591in" svg:y2="1in"><text:p/></draw:line></draw:g></text:p>
      <text:p text:style-name="P4"/>
      <text:p text:style-name="P4"/>
      <text:p text:style-name="P4"/>
      <text:p text:style-name="P4"/>
      <text:p text:style-name="P4"/>
      <text:list xml:id="list65606016315753" text:continue-numbering="true" text:style-name="L1">
        <text:list-item>
          <text:p text:style-name="P2"><text:soft-page-break/><text:s/>Use the data on the front of this page to complete the following table:</text:p>
        </text:list-item>
      </text:list>
      <text:p text:style-name="P4"><draw:frame draw:style-name="fr3" draw:name="Object2" text:anchor-type="paragraph" svg:x="0.0071in" svg:y="0.0563in" svg:width="6.9043in" svg:height="2.2827in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8384470463632087969" text:style-name="L3">
        <text:list-item>
          <text:p text:style-name="P3">Graph your data:</text:p>
        </text:list-item>
      </text:list>
      <text:p text:style-name="P4"><draw:frame draw:style-name="fr3" draw:name="Object3" text:anchor-type="paragraph" svg:x="0.6374in" svg:y="0.0071in" svg:width="5.6799in" svg:height="3.6839in" draw:z-index="6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65604698637400" text:continue-numbering="true" text:style-name="L3">
        <text:list-item>
          <text:p text:style-name="P3">Which car(s) move(s) the fastest at 10 seconds? <text:s/></text:p>
        </text:list-item>
      </text:list>
      <text:p text:style-name="P4"/>
      <text:p text:style-name="P4"/>
      <text:list xml:id="list65605111947536" text:continue-numbering="true" text:style-name="L3">
        <text:list-item>
          <text:p text:style-name="P3">Which car(s) travels with a constant acceleration?</text:p>
        </text:list-item>
      </text:list>
      <text:p text:style-name="P4"/>
      <text:p text:style-name="P4"/>
      <text:list xml:id="list65605116739234" text:continue-numbering="true" text:style-name="L3">
        <text:list-item>
          <text:p text:style-name="P3">What is the acceleration of each of the cars at t=4 seconds?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09-25T06:55:19.095367100" text:fixed="true" text:date-adjust="PT24H00M00S">09/26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06:55:19.367380408</meta:creation-date>
    <meta:editing-duration>P0D</meta:editing-duration>
    <meta:editing-cycles>2</meta:editing-cycles>
    <meta:generator>LibreOffice/4.1.0.4$Linux_X86_64 LibreOffice_project/410$Build-4</meta:generator>
    <meta:initial-creator>Jonas Williamson</meta:initial-creator>
    <dc:date>2013-09-25T06:56:04.132851012</dc:date>
    <dc:creator>Jonas Williamson</dc:creator>
    <meta:document-statistic meta:table-count="0" meta:image-count="1" meta:object-count="3" meta:page-count="2" meta:paragraph-count="19" meta:word-count="205" meta:character-count="1086" meta:non-whitespace-character-count="8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519cm" svg:y="0.322cm" chart:style-name="ch2">
          <text:p>Velocity vs Time</text:p>
        </chart:title>
        <chart:subtitle svg:x="5.437cm" svg:y="1.299cm" chart:style-name="ch3">
          <text:p>For Cars 1, 2, and 3</text:p>
        </chart:subtitle>
        <chart:plot-area chart:style-name="ch4" chart:data-source-has-labels="both" svg:x="1.289cm" svg:y="2.322cm" svg:width="12.561cm" svg:height="5.877cm">
          <chartooo:coordinate-region svg:x="1.786cm" svg:y="2.484cm" svg:width="11.854cm" svg:height="5.067cm"/>
          <chart:axis chart:dimension="x" chart:name="primary-x" chart:style-name="ch5" chartooo:axis-type="auto">
            <chart:title svg:x="6.915cm" svg:y="8.38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293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$Build-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